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10712553375344804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64361491251220399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73876452599571284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41393972268496222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04235968048412448"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27970643148804344"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63190156653410241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19255892087740982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823071" text:continue-list="list563190156653410241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9985945975574284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80234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82079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798766"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812893"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98662"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42975527277748349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681084335151528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6997841330055913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96191"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010667094428432127"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844763893722661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192981020609090718" text:style-name="L15">
        <text:list-item>
          <text:list>
            <text:list-header>
              <text:p text:style-name="P170">1.5 miles averaging about 9:40/mile and rest 1 min</text:p>
            </text:list-header>
          </text:list>
        </text:list-item>
      </text:list>
      <text:p text:style-name="P23">1 mile in 8:26 and rest 2 min</text:p>
      <text:list xml:id="list862318539007936820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02013810289788169"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805458"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655095761212984729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182161354490548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19380086727764655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797989" text:continue-list="list1621821613544905487" text:style-name="L19">
        <text:list-item>
          <text:list>
            <text:list-header>
              <text:p text:style-name="P174">(Pace*HR)=1240</text:p>
            </text:list-header>
          </text:list>
        </text:list-item>
      </text:list>
      <text:list xml:id="list39798414" text:continue-list="list6550957612129847291" text:style-name="L18">
        <text:list-item>
          <text:list>
            <text:list-header>
              <text:p text:style-name="P173">2 miles at 10:46/mile Ave HR= 121 bpm and rest a few minutes</text:p>
            </text:list-header>
          </text:list>
        </text:list-item>
      </text:list>
      <text:list xml:id="list39828323" text:continue-list="list3979798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79850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645106443595849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53525593799585182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415067677690634873"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129636930409146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85494111146575194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9151901216806408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821347"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82661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605082674767853029"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 long distance.</text:p>
      <text:p text:style-name="P23"/>
      <text:p text:style-name="P23">Mon <text:span text:style-name="T1">Jan 16</text:span>,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045193686439233337"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6T19:56:53.42</dc:date>
    <dc:creator>James Lombardi</dc:creator>
    <meta:editing-duration>P18DT20H56M54S</meta:editing-duration>
    <meta:editing-cycles>1449</meta:editing-cycles>
    <meta:generator>OpenOffice/4.1.2$Win32 OpenOffice.org_project/412m3$Build-9782</meta:generator>
    <meta:document-statistic meta:table-count="0" meta:image-count="9" meta:object-count="0" meta:page-count="153" meta:paragraph-count="4353" meta:word-count="47679" meta:character-count="245025"/>
  </office:meta>
</office:document-meta>
</file>